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opacity="50%" draw:textarea-horizontal-align="justify" draw:textarea-vertical-align="bottom" draw:auto-grow-height="false" draw:shadow-offset-x="0.203cm" draw:shadow-offset-y="0.203cm" draw:shadow-opacity="50%"/>
    </style:style>
    <style:style style:name="gr2" style:family="graphic" style:parent-style-name="standard">
      <style:graphic-properties draw:fill="gradient" draw:fill-color="#ff420e" draw:fill-gradient-name="Gradient_20_7" draw:opacity="100%" draw:textarea-horizontal-align="justify" draw:textarea-vertical-align="middle" draw:auto-grow-height="false" draw:shadow-offset-x="0.203cm" draw:shadow-offset-y="0.203cm" draw:shadow-opacity="100%"/>
    </style:style>
    <style:style style:name="gr3" style:family="graphic" style:parent-style-name="standard">
      <style:graphic-properties draw:fill="gradient" draw:fill-color="#ff420e" draw:fill-gradient-name="Gradient_20_12" draw:opacity="100%" draw:textarea-horizontal-align="justify" draw:textarea-vertical-align="middle" draw:auto-grow-height="false" draw:shadow-offset-x="0.203cm" draw:shadow-offset-y="0.203cm" draw:shadow-opacity="100%"/>
    </style:style>
    <style:style style:name="gr4" style:family="graphic" style:parent-style-name="standard">
      <style:graphic-properties draw:fill="gradient" draw:fill-color="#ff420e" draw:fill-gradient-name="Gradient_20_10" draw:opacity="100%" draw:textarea-horizontal-align="justify" draw:textarea-vertical-align="middle" draw:auto-grow-height="false" draw:shadow-offset-x="0.203cm" draw:shadow-offset-y="0.203cm" draw:shadow-opacity="100%"/>
    </style:style>
    <style:style style:name="gr5" style:family="graphic" style:parent-style-name="standard">
      <style:graphic-properties draw:fill="gradient" draw:fill-color="#ff420e" draw:fill-gradient-name="Gradient_20_9" draw:opacity="100%" draw:textarea-horizontal-align="justify" draw:textarea-vertical-align="middle" draw:auto-grow-height="false" draw:shadow-offset-x="0.203cm" draw:shadow-offset-y="0.203cm" draw:shadow-opacity="100%"/>
    </style:style>
    <style:style style:name="gr6" style:family="graphic" style:parent-style-name="standard">
      <style:graphic-properties draw:fill="gradient" draw:fill-color="#ff420e" draw:fill-gradient-name="Gradient_20_8" draw:opacity="100%" draw:textarea-horizontal-align="justify" draw:textarea-vertical-align="middle" draw:auto-grow-height="false" draw:shadow-offset-x="0.203cm" draw:shadow-offset-y="0.203cm" draw:shadow-opacity="100%"/>
    </style:style>
    <style:style style:name="gr7" style:family="graphic" style:parent-style-name="standard">
      <style:graphic-properties draw:fill="gradient" draw:fill-color="#ff420e" draw:fill-gradient-name="Gradient_20_14" draw:opacity="100%" draw:textarea-horizontal-align="justify" draw:textarea-vertical-align="top" draw:auto-grow-height="false" draw:shadow-offset-x="0.203cm" draw:shadow-offset-y="0.203cm" draw:shadow-opacity="100%"/>
    </style:style>
    <style:style style:name="gr8" style:family="graphic" style:parent-style-name="standard">
      <style:graphic-properties draw:fill="gradient" draw:fill-color="#ff420e" draw:fill-gradient-name="Gradient_20_14" draw:opacity="100%" draw:textarea-horizontal-align="justify" draw:textarea-vertical-align="middle" draw:auto-grow-height="false" draw:shadow-offset-x="0.203cm" draw:shadow-offset-y="0.203cm" draw:shadow-opacity="100%"/>
    </style:style>
    <style:style style:name="P1" style:family="paragraph">
      <style:paragraph-properties fo:text-align="center"/>
      <style:text-properties fo:color="#808080" fo:font-size="13pt" style:font-size-asian="13pt" style:font-size-complex="13pt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color="#80808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.524cm" svg:x="1cm" svg:y="9.206cm">
          <text:p text:style-name="P1"><text:span text:style-name="T1">Librai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9.59cm" svg:height="2.629cm" svg:x="1cm" svg:y="6.523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429cm" svg:height="1.524cm" svg:x="1.254cm" svg:y="6.747cm">
          <text:p text:style-name="P2">Version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29cm" svg:height="1.524cm" svg:x="16.877cm" svg:y="6.795cm">
          <text:p text:style-name="P2">Interrog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429cm" svg:height="1.524cm" svg:x="13cm" svg:y="6.747cm">
          <text:p text:style-name="P2">Sécur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429cm" svg:height="1.524cm" svg:x="9.044cm" svg:y="6.747cm">
          <text:p text:style-name="P2">Ex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429cm" svg:height="1.524cm" svg:x="5.132cm" svg:y="6.747cm">
          <text:p text:style-name="P2">Archiv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9.59cm" svg:height="2.696cm" svg:x="1cm" svg:y="3.756cm">
          <text:p text:style-name="P1"><text:span text:style-name="T1">Catalog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032cm" svg:height="1.524cm" svg:x="1.254cm" svg:y="4.067cm">
          <text:p text:style-name="P3">Personn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032cm" svg:height="1.524cm" svg:x="16.297cm" svg:y="4.067cm">
          <text:p text:style-name="P3">Autres catalogu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032cm" svg:height="1.524cm" svg:x="11.283cm" svg:y="4.067cm">
          <text:p text:style-name="P3">Activité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032cm" svg:height="1.524cm" svg:x="6.269cm" svg:y="4.067cm">
          <text:p text:style-name="P3">Rattach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9.59cm" svg:height="2.696cm" svg:x="1cm" svg:y="1cm">
          <text:p text:style-name="P1"><text:span text:style-name="T1">Ecr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9.271cm" svg:height="1.524cm" svg:x="1.254cm" svg:y="1.311cm">
          <text:p text:style-name="P3">Commiss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9.271cm" svg:height="1.524cm" svg:x="11.033cm" svg:y="1.316cm">
          <text:p text:style-name="P3">Evalu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56cm" svg:height="0.492cm" svg:x="2.016cm" svg:y="5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56cm" svg:height="0.492cm" svg:x="4.1cm" svg:y="5.01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456cm" svg:height="0.492cm" svg:x="3.579cm" svg:y="5.01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55cm" svg:height="0.492cm" svg:x="3.054cm" svg:y="5.01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56cm" svg:height="0.492cm" svg:x="6.969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56cm" svg:height="0.492cm" svg:x="9.053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456cm" svg:height="0.492cm" svg:x="8.532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56cm" svg:height="0.492cm" svg:x="12.049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56cm" svg:height="0.492cm" svg:x="14.133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456cm" svg:height="0.492cm" svg:x="13.612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56cm" svg:height="0.492cm" svg:x="17.002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56cm" svg:height="0.492cm" svg:x="19.086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456cm" svg:height="0.492cm" svg:x="18.565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56cm" svg:height="0.492cm" svg:x="4.556cm" svg:y="2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56cm" svg:height="0.492cm" svg:x="6.64cm" svg:y="2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456cm" svg:height="0.492cm" svg:x="6.119cm" svg:y="2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456cm" svg:height="0.492cm" svg:x="5.068cm" svg:y="2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56cm" svg:height="0.492cm" svg:x="14.462cm" svg:y="2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56cm" svg:height="0.492cm" svg:x="16.546cm" svg:y="2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456cm" svg:height="0.492cm" svg:x="16.025cm" svg:y="2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456cm" svg:height="0.492cm" svg:x="14.974cm" svg:y="2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6.062cm" svg:height="1.524cm" svg:x="1.259cm" svg:y="9.444cm">
          <text:p text:style-name="P3">xf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6.062cm" svg:height="1.524cm" svg:x="14.242cm" svg:y="9.444cm">
          <text:p text:style-name="P3">Autres librair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6.064cm" svg:height="1.524cm" svg:x="7.731cm" svg:y="9.444cm">
          <text:p text:style-name="P3">ExtJ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ffffff" draw:end-color="#ffffff" draw:start-intensity="30%" draw:end-intensity="70%" draw:angle="0" draw:border="0%"/>
    <draw:gradient draw:name="Gradient_20_10" draw:display-name="Gradient 10" draw:style="linear" draw:start-color="#83caff" draw:end-color="#ffffff" draw:start-intensity="100%" draw:end-intensity="100%" draw:angle="0" draw:border="0%"/>
    <draw:gradient draw:name="Gradient_20_12" draw:display-name="Gradient 12" draw:style="linear" draw:start-color="#4b1f6f" draw:end-color="#ffffff" draw:start-intensity="100%" draw:end-intensity="100%" draw:angle="0" draw:border="0%"/>
    <draw:gradient draw:name="Gradient_20_14" draw:display-name="Gradient 14" draw:style="linear" draw:start-color="#ffffff" draw:end-color="#ffffff" draw:start-intensity="100%" draw:end-intensity="85%" draw:angle="0" draw:border="0%"/>
    <draw:gradient draw:name="Gradient_20_7" draw:display-name="Gradient 7" draw:style="linear" draw:start-color="#ff420e" draw:end-color="#ffffff" draw:start-intensity="100%" draw:end-intensity="100%" draw:angle="0" draw:border="0%"/>
    <draw:gradient draw:name="Gradient_20_8" draw:display-name="Gradient 8" draw:style="linear" draw:start-color="#ffd320" draw:end-color="#ffffff" draw:start-intensity="100%" draw:end-intensity="100%" draw:angle="0" draw:border="0%"/>
    <draw:gradient draw:name="Gradient_20_9" draw:display-name="Gradient 9" draw:style="linear" draw:start-color="#579d1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954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mien </meta:initial-creator>
    <meta:creation-date>2013-07-12T12:00:36</meta:creation-date>
    <dc:date>2013-07-12T12:37:30</dc:date>
    <dc:creator>Damien </dc:creator>
    <meta:editing-duration>PT5M51S</meta:editing-duration>
    <meta:editing-cycles>3</meta:editing-cycles>
    <meta:generator>LibreOffice/3.6$Linux_X86_64 LibreOffice_project/360m1$Build-2</meta:generator>
    <meta:document-statistic meta:object-count="39"/>
  </office:meta>
</office:document-meta>
</file>